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Tytuł" style:family="paragraph">
      <style:paragraph-properties fo:text-align="center"/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7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1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3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6.1076in"/>
          <style:tab-stop style:type="left" style:position="0.3055in"/>
        </style:tab-stops>
      </style:paragraph-properties>
    </style:style>
    <style:style style:name="P16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right" style:leader-style="dotted" style:leader-text="." style:position="6.2604in"/>
          <style:tab-stop style:type="left" style:position="0.302in"/>
        </style:tab-stops>
      </style:paragraph-properties>
    </style:style>
    <style:style style:name="P18" style:parent-style-name="Nagłówek1" style:family="paragraph"/>
    <style:style style:name="P19" style:parent-style-name="Nagłówek1" style:family="paragraph"/>
    <style:style style:name="P20" style:parent-style-name="Nagłówek1" style:family="paragraph"/>
    <style:style style:name="P21" style:parent-style-name="Nagłówek1" style:family="paragraph"/>
    <style:style style:name="P22" style:parent-style-name="Nagłówek2" style:family="paragraph"/>
    <style:style style:name="P23" style:parent-style-name="Nagłówek2" style:family="paragraph"/>
    <style:style style:name="P24" style:parent-style-name="Nagłówek2" style:family="paragraph"/>
    <style:style style:name="P25" style:parent-style-name="Nagłówek1" style:family="paragraph"/>
    <style:style style:name="P26" style:parent-style-name="Nagłówek2" style:family="paragraph"/>
    <style:style style:name="P27" style:parent-style-name="Nagłówek2" style:family="paragraph"/>
    <style:style style:name="P28" style:parent-style-name="Nagłówek1" style:family="paragraph"/>
    <style:style style:name="P29" style:parent-style-name="Nagłówek2" style:family="paragraph"/>
    <style:style style:name="P30" style:parent-style-name="Nagłówek2" style:family="paragraph"/>
    <style:style style:name="P31" style:parent-style-name="Nagłówek1" style:family="paragraph"/>
  </office:automatic-styles>
  <office:body>
    <office:text text:use-soft-page-breaks="true">
      <text:p text:style-name="P1">Projekt aplikacji</text:p>
      <text:p text:style-name="P2">(Nazwa projektu)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032520331" office:target-frame-name="_top" xlink:show="replace"><text:span text:style-name="Hiperłącze">1.</text:span><text:tab/><text:span text:style-name="Hiperłącze">Cel i zakres dokumentu</text:span><text:tab/><text:span text:style-name="Hiperłącze">3</text:span></text:a></text:p>
          <text:p text:style-name="P4"><text:a xlink:href="#_Toc177181647" office:target-frame-name="_top" xlink:show="replace"><text:span text:style-name="Hiperłącze">2.</text:span><text:tab/><text:span text:style-name="Hiperłącze">Definicja architektury aplikacji</text:span><text:tab/><text:span text:style-name="Hiperłącze">3</text:span></text:a></text:p>
          <text:p text:style-name="P5"><text:a xlink:href="#_Toc634923977" office:target-frame-name="_top" xlink:show="replace"><text:span text:style-name="Hiperłącze">3.</text:span><text:tab/><text:span text:style-name="Hiperłącze">Cele i ograniczenia architektury</text:span><text:tab/><text:span text:style-name="Hiperłącze">3</text:span></text:a></text:p>
          <text:p text:style-name="P6"><text:a xlink:href="#_Toc1271285405" office:target-frame-name="_top" xlink:show="replace"><text:span text:style-name="Hiperłącze">4.</text:span><text:tab/><text:span text:style-name="Hiperłącze">Obraz logiczny aplikacji</text:span><text:tab/><text:span text:style-name="Hiperłącze">3</text:span></text:a></text:p>
          <text:p text:style-name="P7"><text:a xlink:href="#_Toc2041840832" office:target-frame-name="_top" xlink:show="replace"><text:span text:style-name="Hiperłącze">a.</text:span><text:tab/><text:span text:style-name="Hiperłącze">Charakterystyka pakietów ￼[Rozdział zawiera opis pakietów, diagram pakietów UML ze specyfikacją interfejsów.]</text:span><text:tab/><text:span text:style-name="Hiperłącze">3</text:span></text:a></text:p>
          <text:p text:style-name="P8"><text:a xlink:href="#_Toc1519335901" office:target-frame-name="_top" xlink:show="replace"><text:span text:style-name="Hiperłącze">b.</text:span><text:tab/><text:span text:style-name="Hiperłącze">Diagram klas aplikacji</text:span><text:tab/><text:span text:style-name="Hiperłącze">3</text:span></text:a></text:p>
          <text:p text:style-name="P9"><text:a xlink:href="#_Toc1413359961" office:target-frame-name="_top" xlink:show="replace"><text:span text:style-name="Hiperłącze">c.</text:span><text:tab/><text:span text:style-name="Hiperłącze">Specyfikacja funkcji i metod aplikacji ￼[Specyfikacja implementacji funkcji i metod aplikacji, specyfikacja algorytmów.]</text:span><text:tab/><text:span text:style-name="Hiperłącze">3</text:span></text:a></text:p>
          <text:p text:style-name="P10"><text:a xlink:href="#_Toc1582657754" office:target-frame-name="_top" xlink:show="replace"><text:span text:style-name="Hiperłącze">5.</text:span><text:tab/><text:span text:style-name="Hiperłącze">Dynamiczny obraz modelowanej aplikacji</text:span><text:tab/><text:span text:style-name="Hiperłącze">3</text:span></text:a></text:p>
          <text:p text:style-name="P11"><text:a xlink:href="#_Toc2143902654" office:target-frame-name="_top" xlink:show="replace"><text:span text:style-name="Hiperłącze">a.</text:span><text:tab/><text:span text:style-name="Hiperłącze">Diagram sekwencji UML dla obiektów ￼[Diagram sekwencji UML dla obiektów modelowanej aplikacji.]</text:span><text:tab/><text:span text:style-name="Hiperłącze">3</text:span></text:a></text:p>
          <text:p text:style-name="P12"><text:a xlink:href="#_Toc1104052800" office:target-frame-name="_top" xlink:show="replace"><text:span text:style-name="Hiperłącze">b.</text:span><text:tab/><text:span text:style-name="Hiperłącze">Diagram aktywności UML dla obiektów</text:span><text:tab/><text:span text:style-name="Hiperłącze">3</text:span></text:a></text:p>
          <text:p text:style-name="P13"><text:a xlink:href="#_Toc1138929801" office:target-frame-name="_top" xlink:show="replace"><text:span text:style-name="Hiperłącze">6.</text:span><text:tab/><text:span text:style-name="Hiperłącze">Statyczny obraz modelowanej aplikacji</text:span><text:tab/><text:span text:style-name="Hiperłącze">3</text:span></text:a></text:p>
          <text:p text:style-name="P14"><text:a xlink:href="#_Toc2124721161" office:target-frame-name="_top" xlink:show="replace"><text:span text:style-name="Hiperłącze">a.</text:span><text:tab/><text:span text:style-name="Hiperłącze">Diagram komponentów UML</text:span><text:tab/><text:span text:style-name="Hiperłącze">3</text:span></text:a></text:p>
          <text:p text:style-name="P15"><text:a xlink:href="#_Toc1960941824" office:target-frame-name="_top" xlink:show="replace"><text:span text:style-name="Hiperłącze">b.</text:span><text:tab/><text:span text:style-name="Hiperłącze">Diagram instalacji UML</text:span><text:tab/><text:span text:style-name="Hiperłącze">3</text:span></text:a></text:p>
          <text:p text:style-name="P16"><text:a xlink:href="#_Toc1393553016" office:target-frame-name="_top" xlink:show="replace"><text:span text:style-name="Hiperłącze">7.</text:span><text:tab/><text:span text:style-name="Hiperłącze">Projekt bazy danych ￼[Diagram encji, specyfikacja plików XML, specyfikacja skryptów i procedur wykonywanych na danych.]</text:span><text:tab/><text:span text:style-name="Hiperłącze">3</text:span></text:a></text:p>
        </text:index-body>
      </text:table-of-content>
      <text:p text:style-name="P17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18"><text:bookmark-start text:name="_Toc2032520331"/>Cel i zakres dokumentu<text:s/><text:bookmark-end text:name="_Toc2032520331"/></text:p>
        </text:list-item>
      </text:list>
      <text:list text:style-name="LFO1" text:continue-numbering="true">
        <text:list-item>
          <text:p text:style-name="P19"><text:bookmark-start text:name="_Toc177181647"/>Definicja architektury aplikacji<text:s/><text:bookmark-end text:name="_Toc177181647"/></text:p>
        </text:list-item>
      </text:list>
      <text:list text:style-name="LFO1" text:continue-numbering="true">
        <text:list-item>
          <text:p text:style-name="P20"><text:bookmark-start text:name="_Toc634923977"/>Cele i ograniczenia architektury<text:s/><text:bookmark-end text:name="_Toc634923977"/></text:p>
        </text:list-item>
      </text:list>
      <text:list text:style-name="LFO1" text:continue-numbering="true">
        <text:list-item>
          <text:p text:style-name="P21"><text:bookmark-start text:name="_Toc1271285405"/>Obraz logiczny aplikacji<text:s/><text:bookmark-end text:name="_Toc1271285405"/></text:p>
        </text:list-item>
      </text:list>
      <text:list text:style-name="LFO1" text:continue-numbering="true">
        <text:list-item>
          <text:list>
            <text:list-item>
              <text:p text:style-name="P22"><text:bookmark-start text:name="_Toc2041840832"/>Charakterystyka pakietów<text:s/><text:line-break/>[Rozdział zawiera opis pakietów, diagram pakietów UML ze specyfikacją interfejsów.]<text:s/><text:bookmark-end text:name="_Toc2041840832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3"><text:bookmark-start text:name="_Toc1519335901"/>Diagram klas aplikacji<text:s/><text:bookmark-end text:name="_Toc151933590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4"><text:bookmark-start text:name="_Toc1413359961"/>Specyfikacja funkcji i metod aplikacji<text:s/><text:line-break/>[Specyfikacja implementacji funkcji i metod aplikacji, specyfikacja algorytmów.]<text:s/><text:bookmark-end text:name="_Toc1413359961"/></text:p>
            </text:list-item>
          </text:list>
        </text:list-item>
      </text:list>
      <text:list text:style-name="LFO1" text:continue-numbering="true">
        <text:list-item>
          <text:p text:style-name="P25"><text:bookmark-start text:name="_Toc1582657754"/>Dynamiczny obraz modelowanej aplikacji<text:s/><text:bookmark-end text:name="_Toc1582657754"/></text:p>
        </text:list-item>
      </text:list>
      <text:list text:style-name="LFO1" text:continue-numbering="true">
        <text:list-item>
          <text:list>
            <text:list-item>
              <text:p text:style-name="P26"><text:bookmark-start text:name="_Toc2143902654"/>Diagram sekwencji UML dla obiektów<text:s/><text:line-break/>[Diagram sekwencji UML dla obiektów modelowanej aplikacji.]<text:s/><text:bookmark-end text:name="_Toc214390265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7"><text:bookmark-start text:name="_Toc1104052800"/>Diagram aktywności UML dla obiektów<text:s/><text:bookmark-end text:name="_Toc1104052800"/></text:p>
            </text:list-item>
          </text:list>
        </text:list-item>
      </text:list>
      <text:list text:style-name="LFO1" text:continue-numbering="true">
        <text:list-item>
          <text:p text:style-name="P28"><text:bookmark-start text:name="_Toc1138929801"/>Statyczny obraz modelowanej aplikacji<text:s/><text:bookmark-end text:name="_Toc1138929801"/></text:p>
        </text:list-item>
      </text:list>
      <text:list text:style-name="LFO1" text:continue-numbering="true">
        <text:list-item>
          <text:list>
            <text:list-item>
              <text:p text:style-name="P29"><text:bookmark-start text:name="_Toc2124721161"/>Diagram komponentów UML<text:s/><text:bookmark-end text:name="_Toc2124721161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30"><text:bookmark-start text:name="_Toc1960941824"/>Diagram instalacji UML<text:s/><text:bookmark-end text:name="_Toc1960941824"/></text:p>
            </text:list-item>
          </text:list>
        </text:list-item>
      </text:list>
      <text:list text:style-name="LFO1" text:continue-numbering="true">
        <text:list-item>
          <text:p text:style-name="P31"><text:bookmark-start text:name="_Toc1393553016"/>Projekt bazy danych<text:s/><text:line-break/>[Diagram encji, specyfikacja plików XML, specyfikacja skryptów i procedur wykonywanych na danych.]<text:bookmark-end text:name="_Toc1393553016"/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osław Boczoń</meta:initial-creator>
    <dc:creator>Radosław Boczoń</dc:creator>
    <meta:creation-date>2022-04-17T12:54:00Z</meta:creation-date>
    <dc:date>2022-04-17T12:54:00Z</dc:date>
    <meta:template xlink:href="Normal.dotm" xlink:type="simple"/>
    <meta:editing-cycles>1</meta:editing-cycles>
    <meta:editing-duration>PT0S</meta:editing-duration>
    <meta:document-statistic meta:page-count="1" meta:paragraph-count="5" meta:word-count="370" meta:character-count="2586" meta:row-count="18" meta:non-whitespace-character-count="2221"/>
  </office:meta>
</office:document-meta>
</file>